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1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1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f7069" officeooo:paragraph-rsid="003f7069"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37ed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37ed0" officeooo:paragraph-rsid="0044fd04"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7addf" officeooo:paragraph-rsid="0047addf" style:font-size-asian="12pt" style:font-size-complex="12pt"/>
    </style:style>
    <style:style style:name="P23"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24"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P25" style:family="paragraph" style:parent-style-name="Text_20_body">
      <style:paragraph-properties fo:margin-top="0in" fo:margin-bottom="0in" style:contextual-spacing="false" style:line-height-at-least="0.1772in" fo:widows="1" fo:padding="0in" fo:border="none"/>
      <style:text-properties officeooo:paragraph-rsid="003f7069"/>
    </style:style>
    <style:style style:name="P26" style:family="paragraph" style:parent-style-name="Text_20_body">
      <style:paragraph-properties fo:margin-top="0in" fo:margin-bottom="0in" style:contextual-spacing="false" style:line-height-at-least="0.1772in" fo:widows="1" fo:padding="0in" fo:border="none"/>
      <style:text-properties officeooo:paragraph-rsid="0047addf"/>
    </style:style>
    <style:style style:name="P27" style:family="paragraph" style:parent-style-name="Text_20_body">
      <style:paragraph-properties fo:margin-top="0in" fo:margin-bottom="0in" style:contextual-spacing="false" style:line-height-at-least="0.1772in" fo:widows="1" fo:padding="0in" fo:border="none"/>
      <style:text-properties officeooo:rsid="004ab2ce" officeooo:paragraph-rsid="004ab2ce"/>
    </style:style>
    <style:style style:name="P28"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29"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30"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3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4e1e0f" officeooo:paragraph-rsid="004e1e0f" style:font-size-asian="12pt" style:font-size-complex="12pt"/>
    </style:style>
    <style:style style:name="P3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0168" officeooo:paragraph-rsid="00500168" style:font-size-asian="12pt" style:font-size-complex="12pt"/>
    </style:style>
    <style:style style:name="P3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08100" officeooo:paragraph-rsid="0051481f" style:font-size-asian="12pt" style:font-size-complex="12pt"/>
    </style:style>
    <style:style style:name="P3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2b6f1" officeooo:paragraph-rsid="0052b6f1" style:font-size-asian="12pt" style:font-size-complex="12pt"/>
    </style:style>
    <style:style style:name="P3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00168" style:font-size-asian="12pt" style:font-size-complex="12pt"/>
    </style:style>
    <style:style style:name="P36"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33560" officeooo:paragraph-rsid="00533560" style:font-size-asian="12pt" style:font-size-complex="12pt"/>
    </style:style>
    <style:style style:name="P37"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7636d" officeooo:paragraph-rsid="0057636d" style:font-size-asian="12pt" style:font-size-complex="12pt"/>
    </style:style>
    <style:style style:name="P38"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9fe42" officeooo:paragraph-rsid="0059fe42" style:font-size-asian="12pt" style:font-size-complex="12pt"/>
    </style:style>
    <style:style style:name="P3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b9115" officeooo:paragraph-rsid="005b9115" style:font-size-asian="12pt" style:font-size-complex="12pt"/>
    </style:style>
    <style:style style:name="P4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5ce5de" officeooo:paragraph-rsid="005ce5de" style:font-size-asian="12pt" style:font-size-complex="12pt"/>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47addf"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3f7069"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498341" style:font-size-asian="12pt" style:font-size-complex="12pt"/>
    </style:style>
    <style:style style:name="T10" style:family="text">
      <style:text-properties fo:font-variant="normal" fo:text-transform="none" fo:color="#000000" style:font-name="Liberation Serif" fo:font-size="12pt" fo:letter-spacing="normal" fo:font-style="normal" fo:font-weight="normal" officeooo:rsid="004e1e0f" style:font-size-asian="12pt" style:font-size-complex="12pt"/>
    </style:style>
    <style:style style:name="T11" style:family="text">
      <style:text-properties fo:font-variant="normal" fo:text-transform="none" fo:color="#222222" style:font-name="Arial" fo:font-size="9.75pt" fo:letter-spacing="normal" fo:font-style="normal" fo:font-weight="normal"/>
    </style:style>
    <style:style style:name="T12" style:family="text">
      <style:text-properties officeooo:rsid="00198b52"/>
    </style:style>
    <style:style style:name="T13" style:family="text">
      <style:text-properties officeooo:rsid="001b3b7f"/>
    </style:style>
    <style:style style:name="T14" style:family="text">
      <style:text-properties officeooo:rsid="0023cadb"/>
    </style:style>
    <style:style style:name="T15" style:family="text">
      <style:text-properties officeooo:rsid="00242902"/>
    </style:style>
    <style:style style:name="T16" style:family="text">
      <style:text-properties officeooo:rsid="002650cf"/>
    </style:style>
    <style:style style:name="T17" style:family="text">
      <style:text-properties officeooo:rsid="002b4a94"/>
    </style:style>
    <style:style style:name="T18" style:family="text">
      <style:text-properties style:font-name="monospace" fo:font-size="9pt" fo:padding="0in" fo:border="none"/>
    </style:style>
    <style:style style:name="T19" style:family="text">
      <style:text-properties style:font-name="monospace" fo:font-size="9pt" officeooo:rsid="002d8ee6" fo:padding="0in" fo:border="none"/>
    </style:style>
    <style:style style:name="T20" style:family="text">
      <style:text-properties officeooo:rsid="0044fd04"/>
    </style:style>
    <style:style style:name="T21" style:family="text">
      <style:text-properties officeooo:rsid="0047bac0"/>
    </style:style>
    <style:style style:name="T22" style:family="text">
      <style:text-properties fo:font-weight="bold" style:font-weight-asian="bold" style:font-weight-complex="bold"/>
    </style:style>
    <style:style style:name="T23" style:family="text">
      <style:text-properties officeooo:rsid="0049f011"/>
    </style:style>
    <style:style style:name="T24" style:family="text">
      <style:text-properties officeooo:rsid="004c9ef3"/>
    </style:style>
    <style:style style:name="T25" style:family="text">
      <style:text-properties officeooo:rsid="004e1e0f"/>
    </style:style>
    <style:style style:name="T26" style:family="text">
      <style:text-properties officeooo:rsid="0050123e"/>
    </style:style>
    <style:style style:name="T27" style:family="text">
      <style:text-properties officeooo:rsid="0052b6f1"/>
    </style:style>
    <style:style style:name="T28" style:family="text">
      <style:text-properties officeooo:rsid="0054a816"/>
    </style:style>
    <style:style style:name="T29" style:family="text">
      <style:text-properties officeooo:rsid="00588b38"/>
    </style:style>
    <style:style style:name="T30" style:family="text">
      <style:text-properties officeooo:rsid="005dab27"/>
    </style:style>
    <style:style style:name="T31" style:family="text">
      <style:text-properties officeooo:rsid="005ee2a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12">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13">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4">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5">Vad menar de? Bygger en probability karta för rätt svar. </text:span></text:p>
      <text:p text:style-name="P9"/>
      <text:p text:style-name="P9">In this paper we combine the benefits of these two approaches. <text:span text:style-name="T16">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28"><text:span text:style-name="Source_20_Text"><text:span text:style-name="T18">for name in /path/to/imagenet/val/*.JPEG; do</text:span></text:span></text:p>
      <text:p text:style-name="P30"><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30"><text:span text:style-name="Source_20_Text"><text:span text:style-name="T2">done</text:span></text:span></text:p>
      <text:p text:style-name="P29"><text:span text:style-name="Source_20_Text"><text:span text:style-name="T19">convert -resize 256x256 oldname newname</text:span></text:span></text:p>
      <text:p text:style-name="P11"/>
      <text:p text:style-name="P14">Colorization demot använder linjär interpolering med resize från skimage.transform så att bilden blir 224x224. Lika bra att <text:span text:style-name="T17">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24"><text:span text:style-name="T5">Spara vikterna från net surgery. Öppna upp det sparade nätet och lägg till en filterkärna. </text:span><text:span text:style-name="T6">Hur tränar man om det sen då?</text:span></text:p>
      <text:p text:style-name="P23">Evan Shelhamer: https://groups.google.com/forum/#!topic/caffe-users/3jYPmC_18Qw</text:p>
      <text:p text:style-name="P24"><text:span text:style-name="T6"><text:s/></text:span><text:span text:style-name="T11">To do custom weight initialization:</text:span><text:line-break/><text:span text:style-name="T11">1. Define the architecture prototxt</text:span><text:line-break/><text:span text:style-name="T11">2. Load the model in Python</text:span><text:line-break/><text:span text:style-name="T11">3. Assign the weights as shown in the example</text:span><text:line-break/><text:soft-page-break/><text:span text:style-name="T11">4. Save the model to generate a .caffemodel</text:span></text:p>
      <text:p text:style-name="P16"/>
      <text:p text:style-name="P17">W. Li, M. Zeiler, S. Zhang, Y. LeCun, and R. Fergus. Regularization of neural networks using dropconnect. In ICML, 2013.</text:p>
      <text:p text:style-name="P17"/>
      <text:p text:style-name="P18">Pre-training</text:p>
      <text:p text:style-name="P17">G. E. Dahl, D. Yu, L. Deng, and A. Acero. Context-dependent pre-trained deep neural networks for large-vocabulary speech recognition. IEEE Tran. on Audio, Speech, and Lang. Proc., 20(1):30–42, 2012</text:p>
      <text:p text:style-name="P17"/>
      <text:p text:style-name="P25"><text:span text:style-name="T8">utvidga kärnorna i kattnätet </text:span><text:span text:style-name="T9">(Colorful colorization) </text:span><text:span text:style-name="T8">från 5x5x1 till 5x5x3. Kopiera de befintliga vikterna och modifiera dem slumpmässigt och dividera vikterna med 3 för att summan ska bli ungefär samma som innan. </text:span></text:p>
      <text:p text:style-name="P19"/>
      <text:p text:style-name="P20">Finns träningskod till Colornet. </text:p>
      <text:p text:style-name="P20"/>
      <text:p text:style-name="P21"><text:span text:style-name="T20">Studenter från Stanfords CS231n skrev </text:span>CNN Assisted Colorization of Gray-scale Images, <text:a xlink:type="simple" xlink:href="http://cs231n.stanford.edu/reports2016/202_Report.pdf"><text:span text:style-name="T20">http://cs231n.stanford.edu/reports2016/202_Report.pdf</text:span></text:a><text:span text:style-name="T20"> som använder en inputbild med färgförslag för att komma över medelvärdesproblemet.</text:span></text:p>
      <text:p text:style-name="P21"/>
      <text:p text:style-name="P22">CS231N Project: Coloring black and white world using Deep Neural Nets <text:a xlink:type="simple" xlink:href="http://cs231n.stanford.edu/reports2016/205_Report.pdf">http://cs231n.stanford.edu/reports2016/205_Report.pdf</text:a> använder hypercolumns <text:span text:style-name="T21">från ett förtränat vgg16. Hyperkolumnerna körs genom deras ”upConv-net” för att göras om så att alla feature maps har samma storlek, och minskar antalet feature layers. Resultaten från upConv lagrena skickas till ett ytligt faltningsnät som ger UV som output. <text:s/></text:span></text:p>
      <text:p text:style-name="P22"/>
      <text:p text:style-name="P26"><text:span text:style-name="T7">”</text:span>Colorization of<text:span text:style-name="T25">e</text:span> grayscale images is a simple task for the human imagination. A human need only recall that sky is usually blue and grass is green; for many objects, the mind is free to hallucinate any of several plausible colors. The high-level comprehension required for this process is precisely why the development of fully automatic colorization algorithms remains a challenge. Colorization is therefore intriguing beyond its immediate practical utility in many graphics applications. <text:span text:style-name="T22">Automatic colorization also serves as a proxy measure for visual understanding</text:span>.” <text:span text:style-name="T23">Introt i learning representations for automatic colorization. </text:span></text:p>
      <text:p text:style-name="P26"/>
      <text:p text:style-name="P27">Både colorful och learning representations bygger på deshpante och deep colorization artiklarna, <text:span text:style-name="T24">och</text:span> löser multi-mod problemet på <text:span text:style-name="T24">lite olika sätt. </text:span><text:span text:style-name="T10">Larsson smoothar inte histogrammen i svaren. </text:span></text:p>
      <text:p text:style-name="P31"/>
      <text:p text:style-name="P32">För att komma runt problemet med att bara träna vissa vikter kan man köra en bild genom VGG och spara aktiveringarna, och använda dem som input till ett färg<text:span text:style-name="T26">läggande nät.</text:span> </text:p>
      <text:p text:style-name="P35"/>
      <text:p text:style-name="P33"><text:span text:style-name="T27">Nätet ska ta medelvärdet över ett område av brusiga ab-värden som input.</text:span></text:p>
      <text:p text:style-name="P34">Output ab ska adderas med L.</text:p>
      <text:p text:style-name="P34"/>
      <text:p text:style-name="P36">We process a grayscale image through a deep convolutional architecture (VGG) [14] <text:span text:style-name="T22">and take spatially localized multilayer slices (hypercolumns) [15–17], as per-pixel descriptors</text:span>. <text:span text:style-name="T28">Hur då? Senare lager är dels mindre, och dels så har ursprungspixeln påverkan på fler aktiveringar. </text:span></text:p>
      <text:p text:style-name="P36"><text:s text:c="3"/>We extract a hypercolumn descriptor for a pixel by concatenating the features at its spatial location in all layers, from data to conv7 (fc7), resulting in a 12, 417 channel descriptor.</text:p>
      <text:p text:style-name="P36"/>
      <text:p text:style-name="P37">ReL<text:span text:style-name="T29">U</text:span>-lager i caffe har samma bottom som top, därför att de ändrar på bottomlagrets output men är <text:span text:style-name="T29">på sätt och vis inget eget lager. Därför har inget annat lager ReLU-lagret som bottom.</text:span></text:p>
      <text:p text:style-name="P37"/>
      <text:p text:style-name="P38"><text:soft-page-break/>Deconvolution <text:span text:style-name="T31">för uppsampling</text:span></text:p>
      <text:p text:style-name="P38"/>
      <text:p text:style-name="P39"/>
      <text:p text:style-name="P40">Varför sägs det att ”there is no such thing as a fully connected layer, they are 1x1 convolutions”?</text:p>
      <text:p text:style-name="P40"/>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23T17:25:18.395298853</dc:date>
    <meta:editing-duration>P1DT4H38M43S</meta:editing-duration>
    <meta:editing-cycles>69</meta:editing-cycles>
    <meta:document-statistic meta:table-count="0" meta:image-count="0" meta:object-count="0" meta:page-count="3" meta:paragraph-count="37" meta:word-count="887" meta:character-count="5905" meta:non-whitespace-character-count="5033"/>
  </office:meta>
</office:document-meta>
</file>